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934" officeooo:paragraph-rsid="0004d934"/>
    </style:style>
    <style:style style:name="P2" style:family="paragraph" style:parent-style-name="Standard">
      <style:text-properties officeooo:rsid="00065f6a" officeooo:paragraph-rsid="00065f6a"/>
    </style:style>
    <style:style style:name="P3" style:family="paragraph" style:parent-style-name="Standard">
      <style:text-properties officeooo:rsid="00069d0c" officeooo:paragraph-rsid="00069d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rnLeft a mettre en caract pour le player</text:p>
      <text:p text:style-name="P1">distance algebrique</text:p>
      <text:p text:style-name="P2">this.player1.getLife pour le checkVictory()</text:p>
      <text:p text:style-name="P3">Probleme dans la nomination des ID</text:p>
      <text:p text:style-name="P3">html data.x et data.y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7T19:52:56.454219315</meta:creation-date>
    <dc:date>2020-05-07T20:39:50.439796384</dc:date>
    <meta:editing-duration>PT16M23S</meta:editing-duration>
    <meta:editing-cycles>1</meta:editing-cycles>
    <meta:document-statistic meta:table-count="0" meta:image-count="0" meta:object-count="0" meta:page-count="1" meta:paragraph-count="5" meta:word-count="24" meta:character-count="159" meta:non-whitespace-character-count="140"/>
    <meta:generator>LibreOffice/6.3.5.2$Linux_X86_64 LibreOffice_project/30$Build-2</meta:generator>
  </office:meta>
</office:document-meta>
</file>